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Open Sans" svg:font-family="'Open San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officeooo:rsid="0013b711" officeooo:paragraph-rsid="0013b711"/>
    </style:style>
    <style:style style:name="P3" style:family="paragraph" style:parent-style-name="Standard">
      <style:paragraph-properties fo:margin-left="0in" fo:margin-right="0in" fo:orphans="2" fo:widows="2" fo:text-indent="0in" style:auto-text-indent="false"/>
      <style:text-properties officeooo:rsid="0013b711" officeooo:paragraph-rsid="00159a06"/>
    </style:style>
    <style:style style:name="P4" style:family="paragraph" style:parent-style-name="Standard">
      <style:paragraph-properties fo:margin-left="0in" fo:margin-right="0in" fo:orphans="2" fo:widows="2" fo:text-indent="0in" style:auto-text-indent="false"/>
      <style:text-properties officeooo:rsid="0013b711" officeooo:paragraph-rsid="001c18c6"/>
    </style:style>
    <style:style style:name="P5" style:family="paragraph" style:parent-style-name="Standard">
      <style:paragraph-properties fo:margin-left="0in" fo:margin-right="0in" fo:orphans="2" fo:widows="2" fo:text-indent="0in" style:auto-text-indent="false"/>
      <style:text-properties officeooo:rsid="00159a06" officeooo:paragraph-rsid="00159a06"/>
    </style:style>
    <style:style style:name="P6" style:family="paragraph" style:parent-style-name="Standard">
      <style:paragraph-properties fo:margin-left="0in" fo:margin-right="0in" fo:orphans="2" fo:widows="2" fo:text-indent="0in" style:auto-text-indent="false"/>
      <style:text-properties fo:font-weight="bold" officeooo:rsid="001eebaf" officeooo:paragraph-rsid="001eebaf" style:font-weight-asian="bold" style:font-weight-complex="bold"/>
    </style:style>
    <style:style style:name="P7" style:family="paragraph" style:parent-style-name="Standard">
      <style:paragraph-properties fo:margin-left="0in" fo:margin-right="0in" fo:text-align="center" style:justify-single-word="false" fo:orphans="2" fo:widows="2" fo:text-indent="0in" style:auto-text-indent="false"/>
      <style:text-properties fo:font-size="10pt" fo:font-weight="bold" officeooo:rsid="00167ae0" officeooo:paragraph-rsid="00167ae0" style:font-size-asian="10pt" style:font-weight-asian="bold" style:font-size-complex="10pt" style:font-weight-complex="bold"/>
    </style:style>
    <style:style style:name="P8" style:family="paragraph" style:parent-style-name="Standard">
      <style:paragraph-properties fo:margin-left="0in" fo:margin-right="0in" fo:text-align="center" style:justify-single-word="false" fo:orphans="2" fo:widows="2" fo:text-indent="0in" style:auto-text-indent="false"/>
      <style:text-properties fo:font-size="10pt" fo:font-weight="bold" officeooo:rsid="00167ae0" officeooo:paragraph-rsid="0017ea32" style:font-size-asian="10pt" style:font-weight-asian="bold" style:font-size-complex="10pt" style:font-weight-complex="bold"/>
    </style:style>
    <style:style style:name="P9" style:family="paragraph" style:parent-style-name="Standard">
      <style:paragraph-properties fo:margin-left="0in" fo:margin-right="0in" fo:text-align="center" style:justify-single-word="false" fo:orphans="2" fo:widows="2" fo:text-indent="0in" style:auto-text-indent="false"/>
      <style:text-properties fo:font-size="10pt" fo:font-weight="bold" officeooo:rsid="00167ae0" officeooo:paragraph-rsid="001c18c6" style:font-size-asian="10pt" style:font-weight-asian="bold" style:font-size-complex="10pt" style:font-weight-complex="bold"/>
    </style:style>
    <style:style style:name="P10" style:family="paragraph" style:parent-style-name="Standard">
      <style:paragraph-properties fo:margin-left="0in" fo:margin-right="0in" fo:orphans="2" fo:widows="2" fo:text-indent="0in" style:auto-text-indent="false"/>
      <style:text-properties officeooo:rsid="0017ea32" officeooo:paragraph-rsid="001c18c6"/>
    </style:style>
    <style:style style:name="P11" style:family="paragraph" style:parent-style-name="Standard">
      <style:paragraph-properties fo:margin-left="0in" fo:margin-right="0in" fo:orphans="2" fo:widows="2" fo:text-indent="0in" style:auto-text-indent="false"/>
      <style:text-properties officeooo:rsid="001ad80f" officeooo:paragraph-rsid="001ad80f"/>
    </style:style>
    <style:style style:name="P12" style:family="paragraph" style:parent-style-name="Standard">
      <style:paragraph-properties fo:margin-left="0in" fo:margin-right="0in" fo:orphans="2" fo:widows="2" fo:text-indent="0in" style:auto-text-indent="false"/>
      <style:text-properties officeooo:rsid="001e04b9" officeooo:paragraph-rsid="001e04b9"/>
    </style:style>
    <style:style style:name="P13" style:family="paragraph" style:parent-style-name="Standard">
      <style:paragraph-properties fo:margin-left="0in" fo:margin-right="0in" fo:orphans="2" fo:widows="2" fo:text-indent="0in" style:auto-text-indent="false"/>
      <style:text-properties officeooo:rsid="001e5c02" officeooo:paragraph-rsid="001e5c02"/>
    </style:style>
    <style:style style:name="P14" style:family="paragraph" style:parent-style-name="Standard">
      <style:paragraph-properties fo:margin-left="0in" fo:margin-right="0in" fo:orphans="2" fo:widows="2" fo:text-indent="0in" style:auto-text-indent="false"/>
      <style:text-properties officeooo:rsid="001eebaf" officeooo:paragraph-rsid="001eebaf"/>
    </style:style>
    <style:style style:name="P15" style:family="paragraph" style:parent-style-name="Preformatted_20_Text">
      <style:paragraph-properties fo:margin-left="0in" fo:margin-right="0in" fo:orphans="2" fo:widows="2" fo:text-indent="0in" style:auto-text-indent="false"/>
      <style:text-properties fo:font-variant="normal" fo:text-transform="none" fo:color="#000000" style:text-line-through-style="none" style:text-line-through-type="none" style:font-name="Courier New" fo:font-size="10pt" fo:font-style="normal" style:text-underline-style="none" fo:font-weight="normal" officeooo:rsid="001ad80f" officeooo:paragraph-rsid="001ad80f" style:text-blinking="false" fo:background-color="#ffffff"/>
    </style:style>
    <style:style style:name="T1" style:family="text">
      <style:text-properties fo:font-variant="normal" fo:text-transform="none" fo:color="#525c65" style:font-name="Open Sans" fo:font-size="10.5pt" fo:letter-spacing="normal" fo:font-style="normal" fo:font-weight="normal"/>
    </style:style>
    <style:style style:name="T2" style:family="text">
      <style:text-properties officeooo:rsid="0015a7bd"/>
    </style:style>
    <style:style style:name="T3" style:family="text">
      <style:text-properties officeooo:rsid="00167ae0"/>
    </style:style>
    <style:style style:name="T4" style:family="text">
      <style:text-properties style:text-position="super 58%" officeooo:rsid="00167ae0"/>
    </style:style>
    <style:style style:name="T5" style:family="text">
      <style:text-properties officeooo:rsid="0017ea32"/>
    </style:style>
    <style:style style:name="T6" style:family="text">
      <style:text-properties officeooo:rsid="0019d975"/>
    </style:style>
    <style:style style:name="T7" style:family="text">
      <style:text-properties fo:color="#800000"/>
    </style:style>
    <style:style style:name="T8" style:family="text">
      <style:text-properties officeooo:rsid="001c18c6"/>
    </style:style>
    <style:style style:name="T9" style:family="text">
      <style:text-properties officeooo:rsid="001e5c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write up is approximately 1 page (500 words) and includes a summary of the paper (including new techniques introduced), and the key results (if any) that were achieved.</text:span> </text:p>
      <text:p text:style-name="Standard"/>
      <text:p text:style-name="P1"><text:span text:style-name="T1">A brief report lists (using a table and any appropriate visualizations) and verbally describes the performance of agents using the implemented evaluation functions. Performance data includes results from tournament.py comparing (at a minimum) the best performing student heuristic against the ID_Improved agent</text:span> </text:p>
      <text:p text:style-name="P1"/>
      <text:p text:style-name="P1"/>
      <text:p text:style-name="P1"><text:span text:style-name="T1">The report makes a recommendation about which evaluation function should be used and justifies the recommendation with at least three reasons supported by the data.</text:span> </text:p>
      <text:p text:style-name="P1"/>
      <text:p text:style-name="P1"/>
      <text:p text:style-name="P2">Intro</text:p>
      <text:p text:style-name="P5"><text:span text:style-name="T3">To</text:span> complet<text:span text:style-name="T3">e</text:span> the scenario chose, 3 heuristic functions were developed to play the game of Isolation. These 3 functions were tested against some simple computer players and 1 very difficult to <text:span text:style-name="T2">beat</text:span> player called “AB-Improved”. The AB in th<text:span text:style-name="T2">is players </text:span>name refers to <text:span text:style-name="T2">its</text:span> using the Alpha Beta algorithm. <text:span text:style-name="T2">This algorithm can “prune” unnecessary searches by smartly keeping a running score and eliminating sections of its search path when no better score can be achieved. But, my soon to be discussed functions I’ve developed and will be discussed below also use the Alpha Beta pruning algorithm, we will be competing against the “Improved” part of the AB-Improved player. The Improved part of its name, simply means the player is using a heuristic that is improved from the simple heuristic discussed in our class. The AB-Improved player uses the below simple calculation: </text:span></text:p>
      <text:p text:style-name="P5"/>
      <text:p text:style-name="P7">score = Number of Moves on the board I have <text:s/>– <text:s/>Number of Moves on the board the competition has.</text:p>
      <text:p text:style-name="P2"/>
      <text:p text:style-name="P2"/>
      <text:p text:style-name="P2">Agent1 </text:p>
      <text:p text:style-name="P5">The first heuristic function discussed, is also my best performer against <text:span text:style-name="T3">the AB-Improved player. It consistently ties or beats the benchmark player. And it makes perfect sense that it should be able to do this. To build this heuristic, I started with the 2 data points used by the AB-Improved player and I added a 3</text:span><text:span text:style-name="T4">rd</text:span><text:span text:style-name="T3"> data point to be calculated, the total number of non-blank spaces on the board. I then created a perl script that would attempt to create the optimum “weights” of each of the 3 data points in creating a solution. The eventual solution looks like this:</text:span></text:p>
      <text:p text:style-name="P8">score = <text:span text:style-name="T5">7.38 * </text:span>Number of Moves on the board I have <text:s/><text:span text:style-name="T5">- 4.68 * </text:span>Number of Moves on the board the competition has –<text:span text:style-name="T5"> 7.56 * the Number of filled spaces on the board.</text:span></text:p>
      <text:p text:style-name="P3"/>
      <text:p text:style-name="P2"/>
      <text:p text:style-name="P2"/>
      <text:p text:style-name="P2">Agent<text:span text:style-name="T8">2</text:span></text:p>
      <text:p text:style-name="P11">The <text:span text:style-name="T8">second</text:span> heuristic I developed is based on a sports analogy that says that “a good defense, beats a good offense”! This algorithm will simply return a score based on the opponents chances of making a move. In other words, when scoring a board position, the position of the player <text:span text:style-name="T8">who’s turn it is, </text:span>is never considered. At least not directly. It is the opponents lack of moves in <text:span text:style-name="T8">the current </text:span>situation, that is considered for <text:span text:style-name="T8">scoring</text:span>!</text:p>
      <text:p text:style-name="P9">Score <text:s/>= <text:s/><text:span text:style-name="T8">100.0 <text:s/>- <text:s/></text:span>Number of Moves on the board the competition has </text:p>
      <text:p text:style-name="P15"><text:span text:style-name="T7"/></text:p>
      <text:p text:style-name="P11"/>
      <text:p text:style-name="P11"/>
      <text:p text:style-name="P11"><text:soft-page-break/></text:p>
      <text:p text:style-name="P4">Agent<text:span text:style-name="T8">3</text:span></text:p>
      <text:p text:style-name="P10">The <text:span text:style-name="T8">final</text:span> heuristic I developed is very similar to one of the players in sample_players.py, namely null_player. The difference is instead of returning a 0, I return a 1. This is a deceptively powerful heuristic in that it is very fast. It effectively returns 3 scores for any board position it is being asked to evaluate: -infinity for a loss, +infinity for a win, or +1 for everything else. Since this heuristic runs very quickly, the <text:span text:style-name="T9">higher </text:span>chances of <text:span text:style-name="T6">a </text:span>search finding a “win” in <text:span text:style-name="T6">a game on a slow machine, such as an older smart phone, can give it an advantage over a complicated heuristic. My results below show that this is true for a simple game like Isolation. This would not hold true in a complicated game such as chess.</text:span></text:p>
      <text:p text:style-name="P9">Score <text:s/>= <text:s/><text:span text:style-name="T8">1.0</text:span></text:p>
      <text:p text:style-name="P4"/>
      <text:p text:style-name="P2"/>
      <text:p text:style-name="P2">Summary – key results</text:p>
      <text:p text:style-name="P12">3 reasons why this eval function should be used and data to support it</text:p>
      <text:p text:style-name="P13">Beats AB_Improved most regularly</text:p>
      <text:p text:style-name="P13"/>
      <text:p text:style-name="P13"/>
      <text:p text:style-name="P14"/>
      <text:p text:style-name="P14"><text:s text:c="24"/>*************************</text:p>
      <text:p text:style-name="P14"><text:s text:c="29"/>Playing Matches</text:p>
      <text:p text:style-name="P14"><text:s text:c="24"/>*************************</text:p>
      <text:p text:style-name="P14"/>
      <text:p text:style-name="P6"><text:s/>Match # <text:s text:c="2"/>Opponent <text:s text:c="3"/>AB_Improved <text:s text:c="2"/>AB_Custom <text:s text:c="2"/>AB_Custom_2 <text:s/>AB_Custom_3</text:p>
      <text:p text:style-name="P14"><text:s text:c="40"/>Won | Lost <text:s text:c="9"/>Won | Lost <text:s text:c="4"/>Won | Lost <text:s text:c="8"/>Won | Lost</text:p>
      <text:p text:style-name="P14"><text:s text:c="4"/>1 <text:s text:c="12"/>Random <text:s text:c="8"/>10 <text:s/>| <text:s text:c="2"/>0 <text:s text:c="14"/>10 <text:s/>| <text:s text:c="2"/>0 <text:s text:c="12"/>8 <text:s/>| <text:s text:c="2"/>2 <text:s text:c="14"/>10 <text:s/>| <text:s text:c="2"/>0</text:p>
      <text:p text:style-name="P14"><text:s text:c="4"/>2 <text:s text:c="11"/>MM_Open <text:s text:c="7"/>8 <text:s/>| <text:s text:c="2"/>2 <text:s text:c="16"/>8 <text:s/>| <text:s text:c="2"/>2 <text:s text:c="12"/>9 <text:s/>| <text:s text:c="2"/>1 <text:s text:c="16"/>8 <text:s/>| <text:s text:c="2"/>2</text:p>
      <text:p text:style-name="P14"><text:s text:c="4"/>3 <text:s text:c="10"/>MM_Center <text:s text:c="4"/>10 <text:s/>| <text:s text:c="2"/>0 <text:s text:c="16"/>9 <text:s/>| <text:s text:c="2"/>1 <text:s text:c="12"/>9 <text:s/>| <text:s text:c="2"/>1 <text:s text:c="16"/>9 <text:s/>| <text:s text:c="2"/>1</text:p>
      <text:p text:style-name="P14"><text:s text:c="4"/>4 <text:s text:c="7"/>MM_Improved <text:s text:c="2"/>10 <text:s/>| <text:s text:c="2"/>0 <text:s text:c="14"/>10 <text:s/>| <text:s text:c="2"/>0 <text:s text:c="12"/>9 <text:s/>| <text:s text:c="2"/>1 <text:s text:c="16"/>8 <text:s/>| <text:s text:c="2"/>2</text:p>
      <text:p text:style-name="P14"><text:s text:c="4"/>5 <text:s text:c="11"/>AB_Open <text:s text:c="8"/>7 <text:s/>| <text:s text:c="2"/>3 <text:s text:c="17"/>6 <text:s/>| <text:s text:c="2"/>4 <text:s text:c="12"/>5 <text:s/>| <text:s text:c="2"/>5 <text:s text:c="16"/>6 <text:s/>| <text:s text:c="2"/>4</text:p>
      <text:p text:style-name="P14"><text:s text:c="4"/>6 <text:s text:c="11"/>AB_Center <text:s text:c="6"/>7 <text:s/>| <text:s text:c="2"/>3 <text:s text:c="17"/>4 <text:s/>| <text:s text:c="2"/>6 <text:s text:c="12"/>2 <text:s/>| <text:s text:c="2"/>8 <text:s text:c="16"/>6 <text:s/>| <text:s text:c="2"/>4</text:p>
      <text:p text:style-name="P14"><text:s text:c="4"/>7 <text:s text:c="8"/>AB_Improved <text:s text:c="4"/>5 <text:s/>| <text:s text:c="2"/>5 <text:s text:c="17"/>6 <text:s/>| <text:s text:c="2"/>4 <text:s text:c="12"/>6 <text:s/>| <text:s text:c="2"/>4 <text:s text:c="16"/>5 <text:s/>| <text:s text:c="2"/>5</text:p>
      <text:p text:style-name="P14">--------------------------------------------------------------------------</text:p>
      <text:p text:style-name="P14"><text:s text:c="3"/>Win Rate: <text:s text:c="22"/>81.4% <text:s text:c="18"/>75.7% <text:s text:c="13"/>68.6% <text:s text:c="14"/>74.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Mangal1" svg:font-family="Mangal"/>
    <style:font-face style:name="Open Sans" svg:font-family="'Open San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3:06:17.893000000</meta:creation-date>
    <meta:generator>LibreOffice/5.3.0.3$Windows_x86 LibreOffice_project/7074905676c47b82bbcfbea1aeefc84afe1c50e1</meta:generator>
    <dc:date>2017-05-15T14:58:32.033000000</dc:date>
    <meta:editing-duration>PT21M53S</meta:editing-duration>
    <meta:editing-cycles>4</meta:editing-cycles>
    <meta:document-statistic meta:table-count="0" meta:image-count="0" meta:object-count="0" meta:page-count="2" meta:paragraph-count="32" meta:word-count="769" meta:character-count="5004" meta:non-whitespace-character-count="3504"/>
  </office:meta>
</office:document-meta>
</file>